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2" office:value-type="currency" office:currency="USD" office:value="10000">
            <text:p>$10,000.00</text:p>
          </table:table-cell>
          <table:table-cell office:value-type="string">
            <text:p><text:s/>= Loan in $'s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percentage" office:value="0.01">
            <text:p>1.00%</text:p>
          </table:table-cell>
          <table:table-cell office:value-type="string">
            <text:p><text:s/>= Interest Rate in %/month</text:p>
          </table:table-cell>
          <table:table-cell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office:value-type="string">
            <text:p><text:s/>= Number of Compounding Periods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currency" office:currency="USD" office:value="332.15">
            <text:p>$332.15</text:p>
          </table:table-cell>
          <table:table-cell office:value-type="string">
            <text:p><text:s/>= Monthly Payment</text:p>
          </table:table-cell>
          <table:table-cell/>
        </table:table-row>
        <table:table-row table:style-name="ro1">
          <table:table-cell table:number-columns-repeated="5"/>
          <table:table-cell table:formula="of:=[.E48]" office:value-type="currency" office:currency="USD" office:value="-0.297311078528139">
            <text:p>-$0.30</text:p>
          </table:table-cell>
          <table:table-cell office:value-type="string">
            <text:p><text:s/>= Balloon Payment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>
            <text:p>Interest Owed</text:p>
          </table:table-cell>
          <table:table-cell table:style-name="ce1" office:value-type="string">
            <text:p>Monthly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>
            <text:p>Month</text:p>
          </table:table-cell>
          <table:table-cell office:value-type="string">
            <text:p>Loan Amt</text:p>
          </table:table-cell>
          <table:table-cell table:style-name="ce1" office:value-type="string">
            <text:p>End of Month</text:p>
          </table:table-cell>
          <table:table-cell table:style-name="ce1" office:value-type="string">
            <text:p>Payment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F3]" office:value-type="currency" office:currency="USD" office:value="10000">
            <text:p>$10,000.00</text:p>
          </table:table-cell>
          <table:table-cell table:style-name="ce1" table:formula="of:=[.E12]*[.$F$4]" office:value-type="currency" office:currency="USD" office:value="100">
            <text:p>$100.00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12]+[.F12]-[.G12]" office:value-type="currency" office:currency="USD" office:value="9767.85">
            <text:p>$9,767.85</text:p>
          </table:table-cell>
          <table:table-cell table:style-name="ce1" table:formula="of:=[.E13]*[.$F$4]" office:value-type="currency" office:currency="USD" office:value="97.6785">
            <text:p>$97.68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3]+[.F13]-[.G13]" office:value-type="currency" office:currency="USD" office:value="9533.3785">
            <text:p>$9,533.38</text:p>
          </table:table-cell>
          <table:table-cell table:style-name="ce1" table:formula="of:=[.E14]*[.$F$4]" office:value-type="currency" office:currency="USD" office:value="95.333785">
            <text:p>$95.33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4]+[.F14]-[.G14]" office:value-type="currency" office:currency="USD" office:value="9296.562285">
            <text:p>$9,296.56</text:p>
          </table:table-cell>
          <table:table-cell table:style-name="ce1" table:formula="of:=[.E15]*[.$F$4]" office:value-type="currency" office:currency="USD" office:value="92.96562285">
            <text:p>$92.97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5]+[.F15]-[.G15]" office:value-type="currency" office:currency="USD" office:value="9057.37790785">
            <text:p>$9,057.38</text:p>
          </table:table-cell>
          <table:table-cell table:style-name="ce1" table:formula="of:=[.E16]*[.$F$4]" office:value-type="currency" office:currency="USD" office:value="90.5737790785">
            <text:p>$90.57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6]+[.F16]-[.G16]" office:value-type="currency" office:currency="USD" office:value="8815.8016869285">
            <text:p>$8,815.80</text:p>
          </table:table-cell>
          <table:table-cell table:style-name="ce1" table:formula="of:=[.E17]*[.$F$4]" office:value-type="currency" office:currency="USD" office:value="88.158016869285">
            <text:p>$88.1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7]+[.F17]-[.G17]" office:value-type="currency" office:currency="USD" office:value="8571.80970379779">
            <text:p>$8,571.81</text:p>
          </table:table-cell>
          <table:table-cell table:style-name="ce1" table:formula="of:=[.E18]*[.$F$4]" office:value-type="currency" office:currency="USD" office:value="85.7180970379779">
            <text:p>$85.72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8]+[.F18]-[.G18]" office:value-type="currency" office:currency="USD" office:value="8325.37780083577">
            <text:p>$8,325.38</text:p>
          </table:table-cell>
          <table:table-cell table:style-name="ce1" table:formula="of:=[.E19]*[.$F$4]" office:value-type="currency" office:currency="USD" office:value="83.2537780083577">
            <text:p>$83.2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9]+[.F19]-[.G19]" office:value-type="currency" office:currency="USD" office:value="8076.48157884413">
            <text:p>$8,076.48</text:p>
          </table:table-cell>
          <table:table-cell table:style-name="ce1" table:formula="of:=[.E20]*[.$F$4]" office:value-type="currency" office:currency="USD" office:value="80.7648157884413">
            <text:p>$80.7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20]+[.F20]-[.G20]" office:value-type="currency" office:currency="USD" office:value="7825.09639463257">
            <text:p>$7,825.10</text:p>
          </table:table-cell>
          <table:table-cell table:style-name="ce1" table:formula="of:=[.E21]*[.$F$4]" office:value-type="currency" office:currency="USD" office:value="78.2509639463257">
            <text:p>$78.2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21]+[.F21]-[.G21]" office:value-type="currency" office:currency="USD" office:value="7571.19735857889">
            <text:p>$7,571.20</text:p>
          </table:table-cell>
          <table:table-cell table:style-name="ce1" table:formula="of:=[.E22]*[.$F$4]" office:value-type="currency" office:currency="USD" office:value="75.711973585789">
            <text:p>$75.71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22]+[.F22]-[.G22]" office:value-type="currency" office:currency="USD" office:value="7314.75933216468">
            <text:p>$7,314.76</text:p>
          </table:table-cell>
          <table:table-cell table:style-name="ce1" table:formula="of:=[.E23]*[.$F$4]" office:value-type="currency" office:currency="USD" office:value="73.1475933216468">
            <text:p>$73.1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3]+[.F23]-[.G23]" office:value-type="currency" office:currency="USD" office:value="7055.75692548633">
            <text:p>$7,055.76</text:p>
          </table:table-cell>
          <table:table-cell table:style-name="ce1" table:formula="of:=[.E24]*[.$F$4]" office:value-type="currency" office:currency="USD" office:value="70.5575692548633">
            <text:p>$70.5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4]+[.F24]-[.G24]" office:value-type="currency" office:currency="USD" office:value="6794.1644947412">
            <text:p>$6,794.16</text:p>
          </table:table-cell>
          <table:table-cell table:style-name="ce1" table:formula="of:=[.E25]*[.$F$4]" office:value-type="currency" office:currency="USD" office:value="67.941644947412">
            <text:p>$67.94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5]+[.F25]-[.G25]" office:value-type="currency" office:currency="USD" office:value="6529.95613968861">
            <text:p>$6,529.96</text:p>
          </table:table-cell>
          <table:table-cell table:style-name="ce1" table:formula="of:=[.E26]*[.$F$4]" office:value-type="currency" office:currency="USD" office:value="65.2995613968861">
            <text:p>$65.30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6]+[.F26]-[.G26]" office:value-type="currency" office:currency="USD" office:value="6263.10570108549">
            <text:p>$6,263.11</text:p>
          </table:table-cell>
          <table:table-cell table:style-name="ce1" table:formula="of:=[.E27]*[.$F$4]" office:value-type="currency" office:currency="USD" office:value="62.6310570108549">
            <text:p>$62.63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7]+[.F27]-[.G27]" office:value-type="currency" office:currency="USD" office:value="5993.58675809635">
            <text:p>$5,993.59</text:p>
          </table:table-cell>
          <table:table-cell table:style-name="ce1" table:formula="of:=[.E28]*[.$F$4]" office:value-type="currency" office:currency="USD" office:value="59.9358675809635">
            <text:p>$59.94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8]+[.F28]-[.G28]" office:value-type="currency" office:currency="USD" office:value="5721.37262567731">
            <text:p>$5,721.37</text:p>
          </table:table-cell>
          <table:table-cell table:style-name="ce1" table:formula="of:=[.E29]*[.$F$4]" office:value-type="currency" office:currency="USD" office:value="57.2137262567731">
            <text:p>$57.21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9]+[.F29]-[.G29]" office:value-type="currency" office:currency="USD" office:value="5446.43635193409">
            <text:p>$5,446.44</text:p>
          </table:table-cell>
          <table:table-cell table:style-name="ce1" table:formula="of:=[.E30]*[.$F$4]" office:value-type="currency" office:currency="USD" office:value="54.4643635193409">
            <text:p>$54.4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30]+[.F30]-[.G30]" office:value-type="currency" office:currency="USD" office:value="5168.75071545343">
            <text:p>$5,168.75</text:p>
          </table:table-cell>
          <table:table-cell table:style-name="ce1" table:formula="of:=[.E31]*[.$F$4]" office:value-type="currency" office:currency="USD" office:value="51.6875071545343">
            <text:p>$51.69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31]+[.F31]-[.G31]" office:value-type="currency" office:currency="USD" office:value="4888.28822260796">
            <text:p>$4,888.29</text:p>
          </table:table-cell>
          <table:table-cell table:style-name="ce1" table:formula="of:=[.E32]*[.$F$4]" office:value-type="currency" office:currency="USD" office:value="48.8828822260796">
            <text:p>$48.88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E32]+[.F32]-[.G32]" office:value-type="currency" office:currency="USD" office:value="4605.02110483404">
            <text:p>$4,605.02</text:p>
          </table:table-cell>
          <table:table-cell table:style-name="ce1" table:formula="of:=[.E33]*[.$F$4]" office:value-type="currency" office:currency="USD" office:value="46.0502110483404">
            <text:p>$46.0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E33]+[.F33]-[.G33]" office:value-type="currency" office:currency="USD" office:value="4318.92131588238">
            <text:p>$4,318.92</text:p>
          </table:table-cell>
          <table:table-cell table:style-name="ce1" table:formula="of:=[.E34]*[.$F$4]" office:value-type="currency" office:currency="USD" office:value="43.1892131588238">
            <text:p>$43.19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E34]+[.F34]-[.G34]" office:value-type="currency" office:currency="USD" office:value="4029.96052904121">
            <text:p>$4,029.96</text:p>
          </table:table-cell>
          <table:table-cell table:style-name="ce1" table:formula="of:=[.E35]*[.$F$4]" office:value-type="currency" office:currency="USD" office:value="40.2996052904121">
            <text:p>$40.30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E35]+[.F35]-[.G35]" office:value-type="currency" office:currency="USD" office:value="3738.11013433162">
            <text:p>$3,738.11</text:p>
          </table:table-cell>
          <table:table-cell table:style-name="ce1" table:formula="of:=[.E36]*[.$F$4]" office:value-type="currency" office:currency="USD" office:value="37.3811013433162">
            <text:p>$37.38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E36]+[.F36]-[.G36]" office:value-type="currency" office:currency="USD" office:value="3443.34123567493">
            <text:p>$3,443.34</text:p>
          </table:table-cell>
          <table:table-cell table:style-name="ce1" table:formula="of:=[.E37]*[.$F$4]" office:value-type="currency" office:currency="USD" office:value="34.4334123567493">
            <text:p>$34.43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E37]+[.F37]-[.G37]" office:value-type="currency" office:currency="USD" office:value="3145.62464803168">
            <text:p>$3,145.62</text:p>
          </table:table-cell>
          <table:table-cell table:style-name="ce1" table:formula="of:=[.E38]*[.$F$4]" office:value-type="currency" office:currency="USD" office:value="31.4562464803168">
            <text:p>$31.4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E38]+[.F38]-[.G38]" office:value-type="currency" office:currency="USD" office:value="2844.930894512">
            <text:p>$2,844.93</text:p>
          </table:table-cell>
          <table:table-cell table:style-name="ce1" table:formula="of:=[.E39]*[.$F$4]" office:value-type="currency" office:currency="USD" office:value="28.44930894512">
            <text:p>$28.4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E39]+[.F39]-[.G39]" office:value-type="currency" office:currency="USD" office:value="2541.23020345712">
            <text:p>$2,541.23</text:p>
          </table:table-cell>
          <table:table-cell table:style-name="ce1" table:formula="of:=[.E40]*[.$F$4]" office:value-type="currency" office:currency="USD" office:value="25.4123020345712">
            <text:p>$25.41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E40]+[.F40]-[.G40]" office:value-type="currency" office:currency="USD" office:value="2234.49250549169">
            <text:p>$2,234.49</text:p>
          </table:table-cell>
          <table:table-cell table:style-name="ce1" table:formula="of:=[.E41]*[.$F$4]" office:value-type="currency" office:currency="USD" office:value="22.3449250549169">
            <text:p>$22.34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E41]+[.F41]-[.G41]" office:value-type="currency" office:currency="USD" office:value="1924.68743054661">
            <text:p>$1,924.69</text:p>
          </table:table-cell>
          <table:table-cell table:style-name="ce1" table:formula="of:=[.E42]*[.$F$4]" office:value-type="currency" office:currency="USD" office:value="19.2468743054661">
            <text:p>$19.25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E42]+[.F42]-[.G42]" office:value-type="currency" office:currency="USD" office:value="1611.78430485207">
            <text:p>$1,611.78</text:p>
          </table:table-cell>
          <table:table-cell table:style-name="ce1" table:formula="of:=[.E43]*[.$F$4]" office:value-type="currency" office:currency="USD" office:value="16.1178430485207">
            <text:p>$16.12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E43]+[.F43]-[.G43]" office:value-type="currency" office:currency="USD" office:value="1295.75214790059">
            <text:p>$1,295.75</text:p>
          </table:table-cell>
          <table:table-cell table:style-name="ce1" table:formula="of:=[.E44]*[.$F$4]" office:value-type="currency" office:currency="USD" office:value="12.9575214790059">
            <text:p>$12.96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E44]+[.F44]-[.G44]" office:value-type="currency" office:currency="USD" office:value="976.5596693796">
            <text:p>$976.56</text:p>
          </table:table-cell>
          <table:table-cell table:style-name="ce1" table:formula="of:=[.E45]*[.$F$4]" office:value-type="currency" office:currency="USD" office:value="9.765596693796">
            <text:p>$9.77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E45]+[.F45]-[.G45]" office:value-type="currency" office:currency="USD" office:value="654.175266073397">
            <text:p>$654.18</text:p>
          </table:table-cell>
          <table:table-cell table:style-name="ce1" table:formula="of:=[.E46]*[.$F$4]" office:value-type="currency" office:currency="USD" office:value="6.54175266073397">
            <text:p>$6.54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E46]+[.F46]-[.G46]" office:value-type="currency" office:currency="USD" office:value="328.567018734131">
            <text:p>$328.57</text:p>
          </table:table-cell>
          <table:table-cell table:style-name="ce1" table:formula="of:=[.E47]*[.$F$4]" office:value-type="currency" office:currency="USD" office:value="3.28567018734131">
            <text:p>$3.29</text:p>
          </table:table-cell>
          <table:table-cell table:style-name="ce1" table:formula="of:=[.$F$6]" office:value-type="currency" office:currency="USD" office:value="332.15">
            <text:p>$332.15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E47]+[.F47]-[.G47]" office:value-type="currency" office:currency="USD" office:value="-0.297311078528139">
            <text:p>-$0.30</text:p>
          </table:table-cell>
          <table:table-cell table:style-name="ce1" table:number-columns-repeated="3"/>
        </table:table-row>
        <table:table-row table:style-name="ro1" table:number-rows-repeated="5">
          <table:table-cell table:number-columns-repeated="5"/>
          <table:table-cell table:style-name="ce1" table:number-columns-repeated="3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6/28/2021</text:date>, <text:time>11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6-28T10:56:15.26</meta:creation-date>
    <dc:date>2021-06-28T11:04:36.60</dc:date>
    <dc:creator>Mark Lehr</dc:creator>
    <meta:editing-duration>PT8M21S</meta:editing-duration>
    <meta:editing-cycles>2</meta:editing-cycles>
    <meta:generator>OpenOffice/4.1.6$Win32 OpenOffice.org_project/416m1$Build-9790</meta:generator>
    <meta:document-statistic meta:table-count="3" meta:cell-count="162" meta:object-count="0"/>
  </office:meta>
</office:document-meta>
</file>